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paragraph-properties fo:break-before="page"/>
      <style:text-properties officeooo:rsid="001032d7" officeooo:paragraph-rsid="001032d7"/>
    </style:style>
    <style:style style:name="P16" style:family="paragraph" style:parent-style-name="Standard">
      <style:text-properties officeooo:rsid="0010dc02" officeooo:paragraph-rsid="0010dc02"/>
    </style:style>
    <style:style style:name="P17" style:family="paragraph" style:parent-style-name="Standard">
      <style:text-properties officeooo:rsid="00123b4a" officeooo:paragraph-rsid="00123b4a"/>
    </style:style>
    <style:style style:name="P18" style:family="paragraph" style:parent-style-name="Standard">
      <style:text-properties officeooo:rsid="0012a0f7" officeooo:paragraph-rsid="0012a0f7"/>
    </style:style>
    <style:style style:name="P19" style:family="paragraph" style:parent-style-name="Standard">
      <style:text-properties officeooo:rsid="00148165" officeooo:paragraph-rsid="00148165"/>
    </style:style>
    <style:style style:name="P20" style:family="paragraph" style:parent-style-name="Standard">
      <style:text-properties officeooo:rsid="00150716" officeooo:paragraph-rsid="00150716"/>
    </style:style>
    <style:style style:name="P21" style:family="paragraph" style:parent-style-name="Standard">
      <style:text-properties officeooo:rsid="001655d2" officeooo:paragraph-rsid="001655d2"/>
    </style:style>
    <style:style style:name="P22" style:family="paragraph" style:parent-style-name="Standard">
      <style:text-properties officeooo:rsid="001708c8" officeooo:paragraph-rsid="001708c8"/>
    </style:style>
    <style:style style:name="P23" style:family="paragraph" style:parent-style-name="Standard">
      <style:text-properties officeooo:rsid="0019fe10" officeooo:paragraph-rsid="0019fe10"/>
    </style:style>
    <style:style style:name="P24" style:family="paragraph" style:parent-style-name="Standard">
      <style:paragraph-properties fo:break-before="page"/>
      <style:text-properties officeooo:rsid="0019fe10" officeooo:paragraph-rsid="0019fe10"/>
    </style:style>
    <style:style style:name="P25"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6"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7"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28"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9"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30"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31"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32"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33"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P34"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35"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36"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7"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8"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9"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40"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41"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42"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43"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44"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45"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46"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47"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48" style:family="paragraph" style:parent-style-name="Standard">
      <style:paragraph-properties fo:text-align="start" style:justify-single-word="false"/>
      <style:text-properties fo:font-weight="normal" officeooo:rsid="004b355e" officeooo:paragraph-rsid="0049b1c5" style:font-weight-asian="normal" style:font-weight-complex="normal"/>
    </style:style>
    <style:style style:name="P49" style:family="paragraph" style:parent-style-name="Standard">
      <style:paragraph-properties fo:text-align="start" style:justify-single-word="false"/>
      <style:text-properties fo:font-weight="normal" officeooo:rsid="004b355e" officeooo:paragraph-rsid="004b355e" style:font-weight-asian="normal" style:font-weight-complex="normal"/>
    </style:style>
    <style:style style:name="P50"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51" style:family="paragraph" style:parent-style-name="Standard">
      <style:paragraph-properties fo:text-align="start" style:justify-single-word="false"/>
      <style:text-properties fo:font-weight="normal" officeooo:rsid="005012fb" officeooo:paragraph-rsid="004b355e" style:font-weight-asian="normal" style:font-weight-complex="normal"/>
    </style:style>
    <style:style style:name="P52" style:family="paragraph" style:parent-style-name="Standard">
      <style:paragraph-properties fo:text-align="start" style:justify-single-word="false"/>
      <style:text-properties fo:font-weight="normal" officeooo:rsid="005012fb" officeooo:paragraph-rsid="005012fb" style:font-weight-asian="normal" style:font-weight-complex="normal"/>
    </style:style>
    <style:style style:name="P53" style:family="paragraph" style:parent-style-name="Standard">
      <style:paragraph-properties fo:text-align="start" style:justify-single-word="false"/>
      <style:text-properties fo:font-weight="normal" officeooo:rsid="00521914" officeooo:paragraph-rsid="00521914" style:font-weight-asian="normal" style:font-weight-complex="normal"/>
    </style:style>
    <style:style style:name="P54" style:family="paragraph" style:parent-style-name="Standard">
      <style:paragraph-properties fo:text-align="start" style:justify-single-word="false"/>
      <style:text-properties fo:font-weight="normal" officeooo:rsid="00531054" officeooo:paragraph-rsid="00531054" style:font-weight-asian="normal" style:font-weight-complex="normal"/>
    </style:style>
    <style:style style:name="P55" style:family="paragraph" style:parent-style-name="Standard">
      <style:paragraph-properties fo:text-align="start" style:justify-single-word="false"/>
      <style:text-properties fo:font-weight="normal" officeooo:rsid="0054d6d2" officeooo:paragraph-rsid="0054d6d2" style:font-weight-asian="normal" style:font-weight-complex="normal"/>
    </style:style>
    <style:style style:name="P56" style:family="paragraph" style:parent-style-name="Standard">
      <style:paragraph-properties fo:text-align="start" style:justify-single-word="false"/>
      <style:text-properties fo:font-weight="normal" officeooo:rsid="00557ccc" officeooo:paragraph-rsid="00557ccc" style:font-weight-asian="normal" style:font-weight-complex="normal"/>
    </style:style>
    <style:style style:name="P57"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58" style:family="paragraph" style:parent-style-name="Standard">
      <style:text-properties officeooo:rsid="001be73b" officeooo:paragraph-rsid="001be73b"/>
    </style:style>
    <style:style style:name="P59" style:family="paragraph" style:parent-style-name="Standard">
      <style:text-properties officeooo:rsid="00286fdb" officeooo:paragraph-rsid="00286fdb"/>
    </style:style>
    <style:style style:name="P60"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61"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62"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67"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68" style:family="paragraph" style:parent-style-name="Standard">
      <style:text-properties officeooo:rsid="003906b2" officeooo:paragraph-rsid="003906b2"/>
    </style:style>
    <style:style style:name="P69" style:family="paragraph" style:parent-style-name="Standard">
      <style:text-properties officeooo:rsid="003bb02c" officeooo:paragraph-rsid="003bb02c"/>
    </style:style>
    <style:style style:name="P70" style:family="paragraph" style:parent-style-name="Standard">
      <style:text-properties officeooo:rsid="003d72d6" officeooo:paragraph-rsid="003d72d6"/>
    </style:style>
    <style:style style:name="P71" style:family="paragraph" style:parent-style-name="Standard">
      <style:text-properties officeooo:rsid="00417f72" officeooo:paragraph-rsid="00417f72"/>
    </style:style>
    <style:style style:name="P72" style:family="paragraph" style:parent-style-name="Standard">
      <style:text-properties officeooo:rsid="0041fac2" officeooo:paragraph-rsid="0041fac2"/>
    </style:style>
    <style:style style:name="P73" style:family="paragraph" style:parent-style-name="Standard">
      <style:text-properties officeooo:rsid="00421141" officeooo:paragraph-rsid="00421141"/>
    </style:style>
    <style:style style:name="P74" style:family="paragraph" style:parent-style-name="Standard">
      <style:text-properties officeooo:rsid="00583310" officeooo:paragraph-rsid="00583310"/>
    </style:style>
    <style:style style:name="P75" style:family="paragraph" style:parent-style-name="Standard">
      <style:text-properties officeooo:rsid="00585171" officeooo:paragraph-rsid="00585171"/>
    </style:style>
    <style:style style:name="P76" style:family="paragraph" style:parent-style-name="Standard">
      <style:text-properties officeooo:rsid="00596025" officeooo:paragraph-rsid="00596025"/>
    </style:style>
    <style:style style:name="P77" style:family="paragraph" style:parent-style-name="Standard">
      <style:text-properties officeooo:rsid="005bf220" officeooo:paragraph-rsid="005bf220"/>
    </style:style>
    <style:style style:name="P78" style:family="paragraph" style:parent-style-name="Standard">
      <style:text-properties officeooo:rsid="005fbf0d" officeooo:paragraph-rsid="005fbf0d"/>
    </style:style>
    <style:style style:name="P79" style:family="paragraph" style:parent-style-name="Standard">
      <style:text-properties officeooo:rsid="00601175" officeooo:paragraph-rsid="00601175"/>
    </style:style>
    <style:style style:name="P80" style:family="paragraph" style:parent-style-name="Standard">
      <style:text-properties officeooo:rsid="0063aa1b" officeooo:paragraph-rsid="0063aa1b"/>
    </style:style>
    <style:style style:name="P81" style:family="paragraph" style:parent-style-name="Standard">
      <style:text-properties style:text-underline-style="none" officeooo:rsid="00601175" officeooo:paragraph-rsid="00601175"/>
    </style:style>
    <style:style style:name="P82" style:family="paragraph" style:parent-style-name="Standard">
      <style:paragraph-properties fo:break-before="page"/>
      <style:text-properties style:text-underline-style="none" officeooo:rsid="0063aa1b" officeooo:paragraph-rsid="0063aa1b"/>
    </style:style>
    <style:style style:name="P83" style:family="paragraph" style:parent-style-name="Standard">
      <style:text-properties style:text-underline-style="none" officeooo:rsid="0063aa1b" officeooo:paragraph-rsid="0063aa1b"/>
    </style:style>
    <style:style style:name="P84" style:family="paragraph" style:parent-style-name="Standard">
      <style:text-properties officeooo:rsid="0019fe10" officeooo:paragraph-rsid="0063aa1b"/>
    </style:style>
    <style:style style:name="P85" style:family="paragraph" style:parent-style-name="Standard">
      <style:paragraph-properties fo:break-before="page"/>
      <style:text-properties officeooo:rsid="0019fe10" officeooo:paragraph-rsid="0063aa1b"/>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99d28"/>
    </style:style>
    <style:style style:name="T21" style:family="text">
      <style:text-properties officeooo:rsid="002a76f2"/>
    </style:style>
    <style:style style:name="T22" style:family="text">
      <style:text-properties officeooo:rsid="002b237a"/>
    </style:style>
    <style:style style:name="T23" style:family="text">
      <style:text-properties officeooo:rsid="002de367"/>
    </style:style>
    <style:style style:name="T24" style:family="text">
      <style:text-properties officeooo:rsid="00314a2f"/>
    </style:style>
    <style:style style:name="T25" style:family="text">
      <style:text-properties officeooo:rsid="003555da"/>
    </style:style>
    <style:style style:name="T26" style:family="text">
      <style:text-properties officeooo:rsid="003d72d6"/>
    </style:style>
    <style:style style:name="T27" style:family="text">
      <style:text-properties officeooo:rsid="003ec5fb"/>
    </style:style>
    <style:style style:name="T28" style:family="text">
      <style:text-properties officeooo:rsid="003fe016"/>
    </style:style>
    <style:style style:name="T29" style:family="text">
      <style:text-properties officeooo:rsid="004176df"/>
    </style:style>
    <style:style style:name="T30" style:family="text">
      <style:text-properties officeooo:rsid="0041fac2"/>
    </style:style>
    <style:style style:name="T31" style:family="text">
      <style:text-properties officeooo:rsid="00421141"/>
    </style:style>
    <style:style style:name="T32" style:family="text">
      <style:text-properties officeooo:rsid="00432bf0"/>
    </style:style>
    <style:style style:name="T33" style:family="text">
      <style:text-properties officeooo:rsid="0044afb1"/>
    </style:style>
    <style:style style:name="T34" style:family="text">
      <style:text-properties officeooo:rsid="00473e0e"/>
    </style:style>
    <style:style style:name="T35" style:family="text">
      <style:text-properties officeooo:rsid="0047e7d7"/>
    </style:style>
    <style:style style:name="T36" style:family="text">
      <style:text-properties officeooo:rsid="004dcedc"/>
    </style:style>
    <style:style style:name="T37" style:family="text">
      <style:text-properties officeooo:rsid="004e9d51"/>
    </style:style>
    <style:style style:name="T38" style:family="text">
      <style:text-properties officeooo:rsid="005012fb"/>
    </style:style>
    <style:style style:name="T39" style:family="text">
      <style:text-properties officeooo:rsid="0050fb3a"/>
    </style:style>
    <style:style style:name="T40" style:family="text">
      <style:text-properties officeooo:rsid="0054d6d2"/>
    </style:style>
    <style:style style:name="T41" style:family="text">
      <style:text-properties officeooo:rsid="005a64ec"/>
    </style:style>
    <style:style style:name="T42" style:family="text">
      <style:text-properties officeooo:rsid="005d9936"/>
    </style:style>
    <style:style style:name="T43" style:family="text">
      <style:text-properties officeooo:rsid="005e2ac9"/>
    </style:style>
    <style:style style:name="T44" style:family="text">
      <style:text-properties officeooo:rsid="005fbf0d"/>
    </style:style>
    <style:style style:name="T45" style:family="text">
      <style:text-properties officeooo:rsid="00601175"/>
    </style:style>
    <style:style style:name="T46" style:family="text">
      <style:text-properties officeooo:rsid="0060a1cb"/>
    </style:style>
    <style:style style:name="T47" style:family="text">
      <style:text-properties officeooo:rsid="00635dfa"/>
    </style:style>
    <style:style style:name="T48" style:family="text">
      <style:text-properties style:text-underline-style="none"/>
    </style:style>
    <style:style style:name="T49" style:family="text">
      <style:text-properties style:text-underline-style="none" officeooo:rsid="0064970e"/>
    </style:style>
    <style:style style:name="T50" style:family="text">
      <style:text-properties officeooo:rsid="0067bd5d"/>
    </style:style>
    <style:style style:name="T51" style:family="text">
      <style:text-properties fo:color="#2a00ff" loext:opacity="100%" style:font-name="Consolas" fo:font-size="10pt" fo:background-color="#e8f2fe" loext:char-shading-value="0" style:font-size-asian="10pt"/>
    </style:style>
    <style:style style:name="T52" style:family="text">
      <style:text-properties officeooo:rsid="006aa15e"/>
    </style:style>
    <style:style style:name="T5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5">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58">Mover: Lago, montaña, cueva, pueblo </text:p>
      <text:p text:style-name="P30">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31">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1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6">Atacar 1</text:p>
      <text:p text:style-name="P16">- Blandes tu hoja contra susanoo, que se limita a apartarte de una patada. - Eso es todo lo que puedes hacer, humano?! <text:s/>Vamos! Muestrame te poder! - Te grita susano. Tu te pones de pie dudando de tus oportunidades contra el</text:p>
      <text:p text:style-name="P16"/>
      <text:p text:style-name="P16">Defensa 1</text:p>
      <text:p text:style-name="P16">- Pones tu espada en pose defensiva, <text:span text:style-name="T9">en el momento adecuado para desviar uno de los golpes de susanoo hacia el suelo. - Buena jugada chaval… buena jugada… - te dice susanoo, sonriendo sadicamente</text:span></text:p>
      <text:p text:style-name="P16"/>
      <text:p text:style-name="P16"/>
      <text:p text:style-name="P17">Atacar 2</text:p>
      <text:p text:style-name="P17">-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7"/>
      <text:p text:style-name="P17">Defensa 2</text:p>
      <text:p text:style-name="P17">-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7"/>
      <text:p text:style-name="P17"/>
      <text:p text:style-name="P18">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8"/>
      <text:p text:style-name="P18">Defensa 3 </text:p>
      <text:p text:style-name="P19">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9"/>
      <text:p text:style-name="P19">Atacar 4</text:p>
      <text:p text:style-name="P19">Blandes tu espada con fuerza hacia la pierna de susanoo, cortandosela de forma profunda. Su sangre te salpica en la cara, mientras susanoo hace un grito de dolor. El se levanta, mientras tu coges aire.</text:p>
      <text:p text:style-name="P19"/>
      <text:p text:style-name="P19">Defensa 4.</text:p>
      <text:p text:style-name="P19">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9"/>
      <text:p text:style-name="P19"/>
      <text:p text:style-name="P19">Victoria:</text:p>
      <text:p text:style-name="P19"/>
      <text:p text:style-name="P19">-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9"/>
      <text:p text:style-name="P19"/>
      <text:p text:style-name="P20">Segun sales del templo, un temblor hace que parte de el se derrumbe, sellando l<text:span text:style-name="T12">a entrada al templo.</text:span></text:p>
      <text:p text:style-name="P19"/>
      <text:p text:style-name="P19"/>
      <text:p text:style-name="P21">Variables:</text:p>
      <text:p text:style-name="P21"/>
      <text:p text:style-name="P21">Int ataques</text:p>
      <text:p text:style-name="P21">Int defensas</text:p>
      <text:p text:style-name="P22">boolean revelado_demonio</text:p>
      <text:p text:style-name="P22"/>
      <text:p text:style-name="P22">boolean duelo_ganado</text:p>
      <text:p text:style-name="P22">Arraylist objetos_suelo</text:p>
      <text:p text:style-name="P27">Pueblo</text:p>
      <text:p text:style-name="P59">zona transitoria</text:p>
      <text:p text:style-name="P59"/>
      <text:p text:style-name="P59"/>
      <text:p text:style-name="P69">intro full</text:p>
      <text:p text:style-name="P69"/>
      <text:p text:style-name="P69">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6">el templo esta intacto, y no sufrio un rasguño en el asalto. </text:span>Escuchas el matrilleante sonido de la forja del herrero, el cual esta trabajando <text:span text:style-name="T26">incesantemente por armar a todos.</text:span></text:p>
      <text:p text:style-name="P69"/>
      <text:p text:style-name="P69"/>
      <text:p text:style-name="P69">intro resumida</text:p>
      <text:p text:style-name="P69"/>
      <text:p text:style-name="P70">Llegas a la plaza de tu pueblo. La gente sigue trabajando para reparar todo, el herrero sigue forjando, y el templo sigue intacto.</text:p>
      <text:p text:style-name="P33">Herrero</text:p>
      <text:p text:style-name="P45"/>
      <text:p text:style-name="P45">Intro llarga</text:p>
      <text:p text:style-name="P45"/>
      <text:p text:style-name="P45">Bajando por el camino <text:s/><text:span text:style-name="T27">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45"/>
      <text:p text:style-name="P45"/>
      <text:p text:style-name="P45">Intro curta</text:p>
      <text:p text:style-name="P45"/>
      <text:p text:style-name="P46">Bajando por el camino llegas al herrero, que sigue forjando. Esta aun ocupado, y te dice que seas rapido.</text:p>
      <text:p text:style-name="P45"/>
      <text:p text:style-name="P45"/>
      <text:p text:style-name="P45"/>
      <text:p text:style-name="P45"/>
      <text:p text:style-name="P45">Parlar</text:p>
      <text:p text:style-name="P45"/>
      <text:p text:style-name="P45">&gt; <text:span text:style-name="T27">Podrias ser mas educado?</text:span></text:p>
      <text:p text:style-name="P45"><text:tab/>- <text:span text:style-name="T27">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45"/>
      <text:p text:style-name="P45"/>
      <text:p text:style-name="P45">&gt; <text:span text:style-name="T27">Quiero rescatar a mi hermana. <text:s/>Podrias darme algo con lo que defenderme?</text:span></text:p>
      <text:p text:style-name="P45">- <text:span text:style-name="T28">Huh? Acaso te crees que voy a dejar que te lleves algo en tu mision inutil? Por mucho que me enorgullezca de mi trabajo no haran ni cosquillas a esas serpientes del lago.</text:span></text:p>
      <text:p text:style-name="P45">- <text:span text:style-name="T28">Me da igual, si no lo intento no lo conseguire. - </text:span><text:span text:style-name="T29">Le respondes</text:span></text:p>
      <text:p text:style-name="P45">-Hmpr…<text:span text:style-name="T28"> no vas a irte, verdad? Esta bien, llevate UNA sola espada, y nada mas. Y no molestes mas! - El herrero deja una espada en una mesa, lista para que la cojas tu.</text:span></text:p>
      <text:p text:style-name="P45"/>
      <text:p text:style-name="P47">Si espada = true:</text:p>
      <text:p text:style-name="P47">- Huh? Ya te he dado una espada.</text:p>
      <text:p text:style-name="P45"/>
      <text:p text:style-name="P45"/>
      <text:p text:style-name="P45"/>
      <text:p text:style-name="P45">Items</text:p>
      <text:p text:style-name="P45"/>
      <text:p text:style-name="P47">Espada:</text:p>
      <text:p text:style-name="P47">- Si, es la espada que te di. Tu punto cual es?</text:p>
      <text:p text:style-name="P47">Baja posibilidad de - “ME DEBES UNA ESPADA”</text:p>
      <text:p text:style-name="P47"/>
      <text:p text:style-name="P47">Murakumo:</text:p>
      <text:p text:style-name="P47">- Que diablos?! Donde has conseguido eso?! No… mejor no me lo digas. Temo el saberlo siquiera. Solo… solo no saques mas esto aquí, de acuerdo?</text:p>
      <text:p text:style-name="P47"/>
      <text:p text:style-name="P47">Baja posibilidad de – ARMAS DE JEEEEEEEEEEFEEEEEEEEEEEEE!</text:p>
      <text:p text:style-name="P24"/>
      <text:p text:style-name="P26">Templo</text:p>
      <text:p text:style-name="P59">et dona pistes i la magatama al final</text:p>
      <text:p text:style-name="P59"/>
      <text:p text:style-name="P68">se consigue el agua sagrada</text:p>
      <text:p text:style-name="P68"/>
      <text:p text:style-name="P68"/>
      <text:p text:style-name="P68"/>
      <text:p text:style-name="P71">intro llarga</text:p>
      <text:p text:style-name="P71"/>
      <text:p text:style-name="P71">Subiendo a la parte mas alta del pueblo, subes hasta el templo. Desde la entrada puedes ver todo el pueblo, el lago y el bosque os rodea, <text:span text:style-name="T30">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71"/>
      <text:p text:style-name="P71">intro curta</text:p>
      <text:p text:style-name="P71"/>
      <text:p text:style-name="P71">Estas en el templo, descansando momentaneamente. El ambiente te relaja. El sacerdote esta ayudando a los heridos y dando consejo a todos.</text:p>
      <text:p text:style-name="P71"/>
      <text:p text:style-name="P71">parlar</text:p>
      <text:p text:style-name="P71"/>
      <text:p text:style-name="P71"/>
      <text:p text:style-name="P71">&gt; <text:span text:style-name="T30">porque no han atacado los demonios este lugar?</text:span></text:p>
      <text:p text:style-name="P71">- <text:span text:style-name="T30">Este es un lugar sagrado bajo la proteccion de amaterasu. Los demonios no pueden entrar en este lugar. Mientras amaterasu nos siga protegiendo estaremos seguros.</text:span></text:p>
      <text:p text:style-name="P71"/>
      <text:p text:style-name="P71"/>
      <text:p text:style-name="P71">&gt; <text:span text:style-name="T30">Es la magatama de la estatua de verdad?</text:span></text:p>
      <text:p text:style-name="P71">- <text:span text:style-name="T30">Las leyendas dicen que amaterasu entrego su magatama </text:span><text:span text:style-name="T31">a nuestros antepasados como un simbolo de su proteccion. Y hasta el momento, ha protegido el templo de los demonios.</text:span></text:p>
      <text:p text:style-name="P71"/>
      <text:p text:style-name="P71"/>
      <text:p text:style-name="P71">&gt; <text:span text:style-name="T33">Tengo que rescatar a mi hermana. Hay algo que puedas darme para ayudarme?</text:span></text:p>
      <text:p text:style-name="P71">- <text:s/><text:span text:style-name="T33">Puedes tomar la poca agua sagrada que nos queda. Es eficaz contra los demonios, como las que raptaron a tu hermana. Ve con cuidado, joven, incluso con esta agua sagrada no deberias confiarte, los demonios son muy peligrosos.</text:span></text:p>
      <text:p text:style-name="P71"/>
      <text:p text:style-name="P71">&gt; <text:span text:style-name="T30">Podrias darme consejo?</text:span></text:p>
      <text:p text:style-name="P72">(treure un random)</text:p>
      <text:p text:style-name="P71">- <text:span text:style-name="T31">El mejor ataque es una buena defensa, pero solo defendiendote no puedes ganar nada.</text:span></text:p>
      <text:p text:style-name="P71">- <text:span text:style-name="T31">El herrero esta forjando armas para todos, si necesitas alguna forma de defenderte, puedes pedirle alguna arma.</text:span></text:p>
      <text:p text:style-name="P71">- <text:span text:style-name="T31">Las serpientes blancas estan acorazadas, ninguna arma mortal puede herirlas, pero se dice que susanoo las mato con su espada.</text:span></text:p>
      <text:p text:style-name="P71">- <text:span text:style-name="T31">Amaterasu tenia 2 hermanos, cada uno con sus reliquias. Se dice que si estas se juntan, ocurrira un milagro.</text:span></text:p>
      <text:p text:style-name="P71">- <text:span text:style-name="T31">Dicen que la estatua de la cueva es una guardiana a secretos divinos. Pero ningun mortal a podido entenderla.</text:span></text:p>
      <text:p text:style-name="P71"><text:soft-page-break/>- <text:span text:style-name="T31">Se dice que susanoo concede su poder a los que consiguen superar sus desafios.</text:span></text:p>
      <text:p text:style-name="P71">- <text:span text:style-name="T33">El agua sagrada es letal contra los demonios.</text:span></text:p>
      <text:p text:style-name="P71"/>
      <text:p text:style-name="P71"/>
      <text:p text:style-name="P71"/>
      <text:p text:style-name="P71">items</text:p>
      <text:p text:style-name="P71"/>
      <text:p text:style-name="P71"/>
      <text:p text:style-name="P71"><text:tab/>magatama:</text:p>
      <text:p text:style-name="P71">- Usa la magatama sagrada con sabiduria, en ella depende el destino.</text:p>
      <text:p text:style-name="P71"/>
      <text:p text:style-name="P71"><text:tab/>murakumo</text:p>
      <text:p text:style-name="P71">- La espada sagrada de Susanoo… <text:s/>blandela con cuidado, <text:s/>es un arma con un poder inalcanzable a los mortales<text:tab/></text:p>
      <text:p text:style-name="P71"/>
      <text:p text:style-name="P71"><text:tab/>espejo</text:p>
      <text:p text:style-name="P71">- Ese espejo… contiene un gran poder. Tenlo cerca tuya, te mantendra a salvo.</text:p>
      <text:p text:style-name="P71"/>
      <text:p text:style-name="P71"><text:tab/>agua sagrada</text:p>
      <text:p text:style-name="P71">- Esas son las ultimas gotas de agua sagrada que nos quedan, usala solo contra los demonios.</text:p>
      <text:p text:style-name="P71"/>
      <text:p text:style-name="P71"/>
      <text:p text:style-name="P71"/>
      <text:p text:style-name="P73">Si s’entra amb la espasa i el mirall:</text:p>
      <text:p text:style-name="P73"/>
      <text:p text:style-name="P73">Notas como el espejo y la murakumo brillan, y al sacarlas, un haz de luz surge de cada uno de los objetos, juntandose en la magatama que amaterasu lleva en su cuello, la cual tambien empieza a brillar. Al ocurrir eso, todo el mundo <text:span text:style-name="T32">se queda en silencio, observandote. - Oh, asi que ha llegado el momento. - Dice el sacerdote. -Acercate, joven, toma la magatama sagrada. Desconozco que <text:s/>te deparara el destino, pero la magatama sera parte esencial de eso.</text:span></text:p>
      <text:p text:style-name="P24"/>
      <text:p text:style-name="P26">Entrada torre lunar</text:p>
      <text:p text:style-name="P74">Intro llarga</text:p>
      <text:p text:style-name="P74"/>
      <text:p text:style-name="P74">Entrando por el porton abierto de la torre, llegas a la base de esta. Estas en una enorma camara circular, sostenida por 2 gruesas columnas de piedra. Las paredes estan decoradas con intrincados murales, representando una noche eterna, gobernada por una figura femenina, que se alza por encima de otra figura femenina, que yace muerta en el suelo.</text:p>
      <text:p text:style-name="P74"/>
      <text:p text:style-name="P74">Al fondo de la camara hay un porton de piedra cerrado. Ves una cerradura, pero no una llave. Grabado al lado de esta cerradura ves escrito burdamente “Los susurros son la llave”. </text:p>
      <text:p text:style-name="P74"/>
      <text:p text:style-name="P74"/>
      <text:p text:style-name="P74"/>
      <text:p text:style-name="P74">Intro Curta</text:p>
      <text:p text:style-name="P74"/>
      <text:p text:style-name="P74">Estas en el primer piso de la torre.</text:p>
      <text:p text:style-name="P74"/>
      <text:p text:style-name="P74">(puzle no resolt)</text:p>
      <text:p text:style-name="P74">El porton esta cerrado, grabado al lado de esta cerradura ves escrito burdamente “Los susurros son la llave”. </text:p>
      <text:p text:style-name="P74"/>
      <text:p text:style-name="P74">(puzle resolt)</text:p>
      <text:p text:style-name="P74">El porton esta abierto, dejandote paso al siguiente piso de la torre.</text:p>
      <text:p text:style-name="P24"/>
      <text:p text:style-name="P26">Mitad torre lunar</text:p>
      <text:p text:style-name="P23"/>
      <text:p text:style-name="P68">Sombra que derrotas lanzando agua sagrada</text:p>
      <text:p text:style-name="P68"/>
      <text:p text:style-name="P75">intro llarga</text:p>
      <text:p text:style-name="P75"/>
      <text:p text:style-name="P76">Subiendo por las escaleras llegas a otra camara circular, <text:span text:style-name="T41">como la primera. Los grabados son identicos a los de la primera camara, pero el trazo y los colores son mucho mas burdos, como si el orfebre los hubiera hecho en un arrebato de locura.</text:span></text:p>
      <text:p text:style-name="P75"/>
      <text:p text:style-name="P77">No hay nadie <text:span text:style-name="T42">aparte de ti, pero aun asi, te sientes observado. </text:span><text:span text:style-name="T43">Impulsado por tu instinto, te das la vuelta y ves como tu sombra no se mueve contigo. -Vaya vaya, parece ser que has aprendido algo desde la ultima vez. - Dice una voz que hace eco. Ves como tu sombra se separa de tu cuerpo, y esta empieza a salir del suelo, tomando forma fisica. Primero de aspecto humano, rapidamente crece de tamaño y proporciones, con un cuerno saliendo de su frente. Al verlo, recuerdas esa figura, estuvo presente en la noche del secuestro de tu hermana! - Tu! - Le gritas enfadado. - Devuelveme a mi hermana!. - Me temo que no, chaval, <text:s/>eso arruinaria nuestros planes. Asi que ahora vete </text:span><text:span text:style-name="T44">de la torre, vale? Ah, y mi nombre es Oni, ahorrate preguntarmelo. - Te respone el demonio Oni con calma.</text:span></text:p>
      <text:p text:style-name="P75"/>
      <text:p text:style-name="P75">intro curta</text:p>
      <text:p text:style-name="P75"/>
      <text:p text:style-name="P78">Subes al segundo piso de la torre.</text:p>
      <text:p text:style-name="P78"/>
      <text:p text:style-name="P78">(oni muerto)</text:p>
      <text:p text:style-name="P78">La puerta esta abierta, y lo unico que queda de Oni es un charco de materia oscura en el suelo.</text:p>
      <text:p text:style-name="P78"/>
      <text:p text:style-name="P78">(oni vivo)</text:p>
      <text:p text:style-name="P78">La oscuridad de Oni sigue envolviendo la sala, cortandote el paso.</text:p>
      <text:p text:style-name="P78"/>
      <text:p text:style-name="P78"/>
      <text:p text:style-name="P78">Objetos:</text:p>
      <text:p text:style-name="P78"/>
      <text:p text:style-name="P78">Espada: Desenfundas tu espada, intentando cortar a Oni con ella, pero tu ataque lo atraviesa sin hacerle nada. Oni se limita a suspirar decepcionado. - Estoy hecho de sombras, chaval, ninguna espada puede herirme.</text:p>
      <text:p text:style-name="P78"/>
      <text:p text:style-name="P78">Murakum<text:span text:style-name="T45">o</text:span>: <text:span text:style-name="T45">Desenfundando la Murakumo, asestas varios cortes, dañando parte de la camara en el proceso. - Ah, la espada de Susanoo, una arma magistral… contra aquellos que pueden ser cortados. <text:s/>Guardate el sudor, deja la torre.</text:span></text:p>
      <text:p text:style-name="P78"/>
      <text:p text:style-name="P79">Agua Sagrada: Destapas la botella de agua sagrada, y rocias a Oni con ella. Al entrar en contacto con ella, <text:span text:style-name="T46">Oni hace un aullido de dolor, y ves como empieza a derretirse. -Tu…! </text:span><text:span text:style-name="T47">Como… te atreves…! Mi señora… ella me vengara! Sufriras toda la eternidad en una tiniebla eterna…! - Te grita Oni enfadao mientras se derrite y es reducido a apenas una mancha negra en el suelo. Con su muerte, la oscuridad se disipa, dejandote paso a las escaleras que suben.</text:span></text:p>
      <text:p text:style-name="P81"/>
      <text:p text:style-name="P81"/>
      <text:p text:style-name="P81"><text:line-break/></text:p>
      <text:p text:style-name="P82">Hablar:</text:p>
      <text:p text:style-name="P83"/>
      <text:p text:style-name="P83">&gt; porque os habeis llevado a mi hermana?</text:p>
      <text:p text:style-name="P83"/>
      <text:p text:style-name="P80"><text:span text:style-name="T48">- </text:span><text:span text:style-name="T49">Eso no te incumbe, chaval. - Te dice Oni. - Pero lo que nos interesa no es tu hermana, si no lo que hay dentro suya. No es nada personal… - No puedes evitar enfadarte al escuchar las respuestas de Oni.</text:span></text:p>
      <text:p text:style-name="P83"/>
      <text:p text:style-name="P83">&gt; dejame pasar!</text:p>
      <text:p text:style-name="P83"/>
      <text:p text:style-name="P83">- <text:span text:style-name="T52">Me temo que no puedo hacer eso. Hazte un favor y vuelve a tu casa, quieres? - Te responde Oni. Su respuesta te enfada. Esta claro que tendras que pasar a la fuerza.</text:span></text:p>
      <text:p text:style-name="P83"/>
      <text:p text:style-name="P83"/>
      <text:p text:style-name="P83"/>
      <text:p text:style-name="P83"/>
      <text:p text:style-name="P84"/>
      <text:p text:style-name="P85"/>
      <text:p text:style-name="P26">Cima torre lunar</text:p>
      <text:p text:style-name="P26"/>
      <text:p text:style-name="P40">final, utilizar els 3 items magics per guanyar. Decisio final de si matar a tsukiyomi o no.</text:p>
      <text:p text:style-name="P57"/>
      <text:p text:style-name="P29">Lago</text:p>
      <text:p text:style-name="P34">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34"/>
      <text:p text:style-name="P34">- <text:span text:style-name="T13">Vaya vaya – Dice la del medio. - Una ratita ha salido de su escondite. - En todo burlesco</text:span></text:p>
      <text:p text:style-name="P34">- <text:span text:style-name="T13">Es muy mono, nos lo podemos quedar? - Pregunta la de la derecha, que ves que es significativamente mas pequeña que las otras dos, </text:span><text:span text:style-name="T14">en un tono perturbadoramente infantil e inocente.</text:span></text:p>
      <text:p text:style-name="P34">- <text:span text:style-name="T14">Tsch! Dejad de hacer tonterias y matemoslo de una vez! - Responde la de la izquierda en tono enfadado.</text:span></text:p>
      <text:p text:style-name="P34"/>
      <text:p text:style-name="P34">- <text:span text:style-name="T34">Somos las hermas serpientes! Azume, Uzume e Izume! Tiembla ante nosotros mortal! - Te dicen las tres de forma simultanea.</text:span></text:p>
      <text:p text:style-name="P34"/>
      <text:p text:style-name="P34">&gt; <text:span text:style-name="T14">Quienes sois?</text:span></text:p>
      <text:p text:style-name="P34">- <text:span text:style-name="T14">Huh?! No estas aterrado?! Acaso al golpearte en la cabeza perdiste la capacidad de tener miedo? - Dice la del medio. - Hm, escucha nuestros nombres </text:span><text:span text:style-name="T34">de nuevo</text:span><text:span text:style-name="T14">, mortal! Pues somos Azume, Uzume e Izume, las hijas de Orochi! Tiembla ante nuestra presencia!</text:span></text:p>
      <text:p text:style-name="P34">- <text:span text:style-name="T14">Yo soy Izume! - Dice la de la derecha</text:span></text:p>
      <text:p text:style-name="P34">- <text:span text:style-name="T14">Hmpf! Y yo Uzume – Responde de mala manera la de la izquierda.</text:span></text:p>
      <text:p text:style-name="P34"/>
      <text:p text:style-name="P38">Segunda vez:</text:p>
      <text:p text:style-name="P38">- Creo que el humano se ha roto – Dice izume – No izume, solo es idiota, ya le hemos responido hace nada y no se acuerda. - Le dice azume.</text:p>
      <text:p text:style-name="P34"/>
      <text:p text:style-name="P34"/>
      <text:p text:style-name="P34"/>
      <text:p text:style-name="P34"/>
      <text:p text:style-name="P34">&gt; <text:span text:style-name="T15">Me dejais pasar a la torre?</text:span></text:p>
      <text:p text:style-name="P36">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36"/>
      <text:p text:style-name="P39">Segunda vez:</text:p>
      <text:p text:style-name="P39">-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5">empiezan a reir salvajemente.</text:span></text:p>
      <text:p text:style-name="P36"><text:s/></text:p>
      <text:p text:style-name="P36"/>
      <text:p text:style-name="P36"/>
      <text:p text:style-name="P36"/>
      <text:p text:style-name="P37">Texto tras volver.</text:p>
      <text:p text:style-name="P37"/>
      <text:p text:style-name="P37">-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0">Silencio! Las dos! Ahora… que hacemos con este? - Les incrimina azume.</text:span></text:p>
      <text:p text:style-name="P37"/>
      <text:p text:style-name="P37"/>
      <text:p text:style-name="P44">(si se entra con la espada legendaria en el inventario)</text:p>
      <text:p text:style-name="P37">- <text:span text:style-name="T20">Ah! E-e-esa espada! - Dice uzume, claramente asustada. - C-como la ha conseguido?! - Dice izume tambien asustada. - Eso ahora no importa! Tenemos que acabar con el rapido! - </text:span><text:span text:style-name="T21">P-pero si la desfenunda…! - Dize izuma – Grrrrr! Haced algo, rapido! - Dice uzume. Notas como la espada en tu cinto tiembla ligeramente.</text:span></text:p>
      <text:p text:style-name="P37"/>
      <text:p text:style-name="P41">(si se usa la espada)</text:p>
      <text:p text:style-name="P41">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41"/>
      <text:p text:style-name="P41">-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2">preguntarle nada y resolver tus preguntas, deja de hablar, y no responde nada que dices.</text:span></text:p>
      <text:p text:style-name="P41"/>
      <text:p text:style-name="P41"/>
      <text:p text:style-name="P42">(si se suelta la espada en el suelo)</text:p>
      <text:p text:style-name="P60">-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7"/>
      <text:p text:style-name="P37"/>
      <text:p text:style-name="P43">(desciptcion post matanza)</text:p>
      <text:p text:style-name="P43">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35"/>
      <text:p text:style-name="P67">Cueva - <text:span text:style-name="T22">esfinge</text:span></text:p>
      <text:p text:style-name="P62"/>
      <text:p text:style-name="P61"/>
      <text:p text:style-name="P63">Primera visita</text:p>
      <text:p text:style-name="P63"/>
      <text:p text:style-name="P63">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4">que representa exactamente, pero parece algun animal con cabeza de mujer. Esta con los ojos cerrados.</text:span></text:p>
      <text:p text:style-name="P63"/>
      <text:p text:style-name="P64">Segun te acercas, ves como empieza a surgir una voz de la estatua: - <text:span text:style-name="T23">Rojo de la tierra, de hermoso color teñida, tras mis mil agujas me hallaras escondida. </text:span>Que soy? - Dice en tono monótono. </text:p>
      <text:p text:style-name="P64"/>
      <text:p text:style-name="P64"/>
      <text:p text:style-name="P65">(Decir la respuesta es escribiendo el texto, es “rosa”<text:span text:style-name="T25">)</text:span></text:p>
      <text:p text:style-name="P65"/>
      <text:p text:style-name="P66">- Eres una rosa – Le dices. - Tu respuesta… es correcta. - Dice la estatua. Notas</text:p>
      <text:p text:style-name="P32">Cueva – Mural</text:p>
      <text:p text:style-name="P48">[ ] [X]</text:p>
      <text:p text:style-name="P49"/>
      <text:p text:style-name="P50">Puedes recoger la antorcha aquí.</text:p>
      <text:p text:style-name="P50"/>
      <text:p text:style-name="P50"/>
      <text:p text:style-name="P50"/>
      <text:p text:style-name="P49">Intro llarga</text:p>
      <text:p text:style-name="P49"/>
      <text:p text:style-name="P49">Detras de la pared encuentras una extraña sala escarvada en la cueva de la roca. Lo mas significativo que encuentras es un mural al fondo, iluminado por unas antorchas, algunas de ellas apagadas. El mural representa dos figuras femeninas gemelas <text:span text:style-name="T36">entrelazas</text:span>. <text:span text:style-name="T36">El siguente mural contiene las dos figuras, ahora separadas, enfrentandose en una batalla. El ultimo tiene a una de las figuras </text:span><text:span text:style-name="T37">cayendo por un abismo oscuro, mientras la otra </text:span><text:span text:style-name="T38">se alza en medio de un dia soleado. </text:span><text:span text:style-name="T39">Al lado de una de las antorchas ves una suelta en el suelo, aun encendida.</text:span></text:p>
      <text:p text:style-name="P49"/>
      <text:p text:style-name="P52">Las antochas estan encedidas en este orden:</text:p>
      <text:p text:style-name="P51">[X][X][ <text:s/>][X][ <text:s/>][X]<text:span text:style-name="T39">[ <text:s/>]</text:span></text:p>
      <text:p text:style-name="P49"/>
      <text:p text:style-name="P49"><text:s/></text:p>
      <text:p text:style-name="P49">Intro curta</text:p>
      <text:p text:style-name="P49"/>
      <text:p text:style-name="P52">Estas en la sala del mural iluminado con las antorchas.</text:p>
      <text:p text:style-name="P52">Las antochas estan encedidas en este orden:</text:p>
      <text:p text:style-name="P52">[X][X][ <text:s/>][X][ <text:s/>][X]<text:span text:style-name="T39">[ <text:s/>]</text:span></text:p>
      <text:p text:style-name="P52"/>
      <text:p text:style-name="P52"/>
      <text:p text:style-name="P52"/>
      <text:p text:style-name="P52"/>
      <text:p text:style-name="P52"/>
      <text:p text:style-name="P32">Cueva – antorchas</text:p>
      <text:p text:style-name="P42"/>
      <text:p text:style-name="P53">intro llarga</text:p>
      <text:p text:style-name="P54">Tras la puerta oculta encuentras una extraña sala. <text:span text:style-name="T40">Delante tuya hay varias antorchas apagadas, detras de las cuales hay un pequeño santuario de madera y piedra. El santuario tiene iconografia solar y lunar, en las mitades derecha e izquierda respectivamente. </text:span></text:p>
      <text:p text:style-name="P53"/>
      <text:p text:style-name="P55">En medio del santuario ves un receptaculo, en el que dentro reposa un espejo antiguo encima de un cojin delicadamente tejido. Intentas coger el espejo, pero una especie de campo de fuerza impide que puedas cogerlo. Ves como en el marco del receptaculo esta escrito “El espejo de la verdad se revelara cuando la luz y la oscuridad de las hermanas se muestren delante suya.”</text:p>
      <text:p text:style-name="P53"/>
      <text:p text:style-name="P53">intro curta</text:p>
      <text:p text:style-name="P53"/>
      <text:p text:style-name="P56">El pequeño santuario sigue como siempre. La escritura del marco dice “<text:span text:style-name="T40">El espejo de la verdad se revelara cuando la luz y la oscuridad de las hermanas se muestren delante suya.”</text:span></text:p>
      <text:p text:style-name="P56"/>
      <text:p text:style-name="P56"/>
      <text:p text:style-name="P56"/>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3T18:40:31.956000000</dc:date>
    <meta:editing-duration>PT14H46M53S</meta:editing-duration>
    <meta:editing-cycles>41</meta:editing-cycles>
    <meta:generator>LibreOffice/7.2.1.2$Windows_X86_64 LibreOffice_project/87b77fad49947c1441b67c559c339af8f3517e22</meta:generator>
    <meta:document-statistic meta:table-count="0" meta:image-count="0" meta:object-count="0" meta:page-count="18" meta:paragraph-count="227" meta:word-count="4830" meta:character-count="27164" meta:non-whitespace-character-count="22476"/>
  </office:meta>
</office:document-meta>
</file>